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6.6cm" table:align="left" style:writing-mode="lr-tb"/>
    </style:style>
    <style:style style:name="Table1.A" style:family="table-column">
      <style:table-column-properties style:column-width="2.205cm"/>
    </style:style>
    <style:style style:name="Table1.B" style:family="table-column">
      <style:table-column-properties style:column-width="2.293cm"/>
    </style:style>
    <style:style style:name="Table1.C" style:family="table-column">
      <style:table-column-properties style:column-width="8.012cm"/>
    </style:style>
    <style:style style:name="Table1.D" style:family="table-column">
      <style:table-column-properties style:column-width="4.0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P1" style:family="paragraph" style:parent-style-name="InfoBlue">
      <style:text-properties fo:font-style="normal" style:font-style-asian="normal" style:font-style-complex="italic"/>
    </style:style>
    <style:style style:name="P2" style:family="paragraph" style:parent-style-name="Standard">
      <style:text-properties fo:font-size="14pt" style:font-size-asian="14pt"/>
    </style:style>
    <style:style style:name="P3" style:family="paragraph" style:parent-style-name="Standard">
      <style:text-properties style:font-name="Calibri" fo:font-size="11pt" fo:language="none" fo:country="none" fo:font-style="italic" style:font-size-asian="11pt" style:language-asian="none" style:country-asian="none" style:font-style-asian="italic" style:font-name-complex="Calibri" style:font-size-complex="11pt" style:font-style-complex="italic"/>
    </style:style>
    <style:style style:name="P4" style:family="paragraph" style:parent-style-name="Standard">
      <style:text-properties officeooo:paragraph-rsid="000b1bcc"/>
    </style:style>
    <style:style style:name="P5" style:family="paragraph" style:parent-style-name="Standard">
      <style:text-properties officeooo:rsid="000b1bcc" officeooo:paragraph-rsid="000b1bcc"/>
    </style:style>
    <style:style style:name="P6" style:family="paragraph" style:parent-style-name="Standard">
      <style:text-properties officeooo:rsid="00097bba" officeooo:paragraph-rsid="00097bba"/>
    </style:style>
    <style:style style:name="P7" style:family="paragraph" style:parent-style-name="Standard">
      <style:paragraph-properties fo:break-before="page"/>
      <style:text-properties style:text-underline-style="solid" style:text-underline-width="auto" style:text-underline-color="font-color"/>
    </style:style>
    <style:style style:name="P8" style:family="paragraph" style:parent-style-name="Main_20_Title">
      <style:paragraph-properties fo:break-before="page"/>
    </style:style>
    <style:style style:name="P9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1" style:family="paragraph" style:parent-style-name="Header">
      <style:paragraph-properties>
        <style:tab-stops>
          <style:tab-stop style:position="16.503cm" style:type="right"/>
        </style:tab-stops>
      </style:paragraph-properties>
      <style:text-properties fo:font-size="18pt" fo:font-weight="bold" style:font-size-asian="18pt" style:font-weight-asian="bold" style:font-weight-complex="bold"/>
    </style:style>
    <style:style style:name="P12" style:family="paragraph" style:parent-style-name="Tabletext">
      <style:paragraph-properties fo:text-align="center" style:justify-single-word="false"/>
    </style:style>
    <style:style style:name="P13" style:family="paragraph" style:parent-style-name="Tabletext">
      <style:paragraph-properties fo:text-align="center" style:justify-single-word="false"/>
      <style:text-properties fo:font-weight="bold" style:font-weight-asian="bold"/>
    </style:style>
    <style:style style:name="P14" style:family="paragraph" style:parent-style-name="Tabletext">
      <style:paragraph-properties style:snap-to-layout-grid="false"/>
    </style:style>
    <style:style style:name="P15" style:family="paragraph" style:parent-style-name="Heading">
      <style:paragraph-properties fo:text-align="end" style:justify-single-word="false"/>
    </style:style>
    <style:style style:name="P16" style:family="paragraph" style:parent-style-name="Heading">
      <style:text-properties fo:font-size="14pt" style:font-size-asian="14pt"/>
    </style:style>
    <style:style style:name="P17" style:family="paragraph" style:parent-style-name="Heading">
      <style:paragraph-properties fo:text-align="end" style:justify-single-word="false"/>
      <style:text-properties officeooo:rsid="00097bba" officeooo:paragraph-rsid="00097bba"/>
    </style:style>
    <style:style style:name="P18" style:family="paragraph" style:parent-style-name="Heading_20_2">
      <style:text-properties officeooo:paragraph-rsid="000b1bcc"/>
    </style:style>
    <style:style style:name="P19" style:family="paragraph" style:parent-style-name="Heading_20_2">
      <style:text-properties style:font-name="Arial" fo:font-size="10pt" fo:font-weight="bold" officeooo:rsid="00097bba" officeooo:paragraph-rsid="000b1bcc" style:font-size-asian="10pt" style:font-weight-asian="bold" style:font-size-complex="10pt" style:font-weight-complex="bold"/>
    </style:style>
    <style:style style:name="P20" style:family="paragraph" style:parent-style-name="Heading_20_2">
      <style:text-properties officeooo:rsid="000b1bcc" officeooo:paragraph-rsid="000b1bcc"/>
    </style:style>
    <style:style style:name="P21" style:family="paragraph" style:parent-style-name="Main_20_Title" style:master-page-name="Standard">
      <style:paragraph-properties fo:text-align="end" style:justify-single-word="false" style:page-number="auto"/>
    </style:style>
    <style:style style:name="P22" style:family="paragraph" style:parent-style-name="Heading" style:master-page-name="Convert_20_1">
      <style:paragraph-properties style:page-number="auto"/>
    </style:style>
    <style:style style:name="P23" style:family="paragraph" style:parent-style-name="Tabletext">
      <style:paragraph-properties style:snap-to-layout-grid="false"/>
      <style:text-properties officeooo:rsid="000f2700" officeooo:paragraph-rsid="000f2700"/>
    </style:style>
    <style:style style:name="P24" style:family="paragraph" style:parent-style-name="Tabletext">
      <style:paragraph-properties fo:text-align="center" style:justify-single-word="false" style:snap-to-layout-grid="false"/>
      <style:text-properties officeooo:rsid="000f2700" officeooo:paragraph-rsid="000f2700"/>
    </style:style>
    <style:style style:name="P25" style:family="paragraph" style:parent-style-name="Tabletext">
      <style:paragraph-properties fo:text-align="center" style:justify-single-word="false"/>
      <style:text-properties officeooo:rsid="000f2700" officeooo:paragraph-rsid="000f2700"/>
    </style:style>
    <style:style style:name="P26" style:family="paragraph" style:parent-style-name="Tabletext">
      <style:paragraph-properties fo:text-align="start" style:justify-single-word="false" style:snap-to-layout-grid="false"/>
      <style:text-properties officeooo:rsid="000f2700" officeooo:paragraph-rsid="000f2700"/>
    </style:style>
    <style:style style:name="P27" style:family="paragraph" style:parent-style-name="Tabletext">
      <style:paragraph-properties fo:text-align="center" style:justify-single-word="false"/>
      <style:text-properties fo:font-weight="bold" officeooo:rsid="000f2700" officeooo:paragraph-rsid="000f2700" style:font-weight-asian="bold"/>
    </style:style>
    <style:style style:name="P28" style:family="paragraph" style:parent-style-name="Tabletext">
      <style:paragraph-properties fo:margin-left="0cm" fo:margin-right="0cm" fo:text-align="start" style:justify-single-word="false" fo:text-indent="0.053cm" style:auto-text-indent="false"/>
      <style:text-properties officeooo:rsid="00097bba" officeooo:paragraph-rsid="00097bba"/>
    </style:style>
    <style:style style:name="T1" style:family="text">
      <style:text-properties fo:font-size="14pt" style:font-size-asian="14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b1bcc" style:font-weight-asian="normal" style:font-weight-complex="normal"/>
    </style:style>
    <style:style style:name="T4" style:family="text">
      <style:text-properties officeooo:rsid="00097bba"/>
    </style:style>
    <style:style style:name="T5" style:family="text">
      <style:text-properties style:font-name="Arial" fo:font-size="10pt" fo:font-weight="bold" officeooo:rsid="00097bba" style:font-size-asian="10pt" style:font-weight-asian="bold" style:font-size-complex="10pt" style:font-weight-complex="bold"/>
    </style:style>
    <style:style style:name="T6" style:family="text">
      <style:text-properties style:font-name="Arial" fo:font-size="10pt" fo:font-weight="normal" officeooo:rsid="00097bba" style:font-size-asian="10pt" style:font-weight-asian="normal" style:font-size-complex="10pt" style:font-weight-complex="normal"/>
    </style:style>
    <style:style style:name="T7" style:family="text">
      <style:text-properties style:font-name="Arial" fo:font-size="10pt" fo:font-weight="normal" officeooo:rsid="000b1bcc" style:font-size-asian="10pt" style:font-weight-asian="normal" style:font-size-complex="10pt" style:font-weight-complex="normal"/>
    </style:style>
    <style:style style:name="T8" style:family="text">
      <style:text-properties officeooo:rsid="000b1bcc"/>
    </style:style>
    <style:style style:name="T9" style:family="text">
      <style:text-properties officeooo:rsid="000bed99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tab/>Przedstawienie problemu dla systemu</text:p>
      <text:p text:style-name="P11"/>
      <text:p text:style-name="P17">BUSIARZ</text:p>
      <text:p text:style-name="P15"/>
      <text:p text:style-name="P15"><text:span text:style-name="T1">Wersja 1.1</text:span></text:p>
      <text:p text:style-name="P16"/>
      <text:p text:style-name="P2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InfoBlue"><text:s text:c="4"/></text:p>
      <text:p text:style-name="P22"/>
      <text:p text:style-name="Main_20_Title">Historia projektu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3">Data</text:p>
          </table:table-cell>
          <table:table-cell table:style-name="Table1.A1" office:value-type="string">
            <text:p text:style-name="P13">Wersja</text:p>
          </table:table-cell>
          <table:table-cell table:style-name="Table1.A1" office:value-type="string">
            <text:p text:style-name="P27">Dokonana zmiana</text:p>
          </table:table-cell>
          <table:table-cell table:style-name="Table1.D1" office:value-type="string">
            <text:p text:style-name="P27">Autorzy</text:p>
          </table:table-cell>
        </table:table-row>
        <table:table-row table:style-name="Table1.1">
          <table:table-cell table:style-name="Table1.A1" office:value-type="string">
            <text:p text:style-name="P25">1 marca</text:p>
          </table:table-cell>
          <table:table-cell table:style-name="Table1.A1" office:value-type="string">
            <text:p text:style-name="P12">&lt;1.0&gt;</text:p>
          </table:table-cell>
          <table:table-cell table:style-name="Table1.A1" office:value-type="string">
            <text:p text:style-name="Tabletext"><text:user-defined style:data-style-name="N0" text:name="Uwaga">Pierwsza wersja dokument</text:user-defined></text:p>
          </table:table-cell>
          <table:table-cell table:style-name="Table1.D1" office:value-type="string">
            <text:p text:style-name="P28">Bartosz Solka</text:p>
          </table:table-cell>
        </table:table-row>
        <table:table-row table:style-name="Table1.1">
          <table:table-cell table:style-name="Table1.A1" office:value-type="string">
            <text:p text:style-name="P24">6 marca</text:p>
          </table:table-cell>
          <table:table-cell table:style-name="Table1.A1" office:value-type="string">
            <text:p text:style-name="P24">&lt;1.1&gt;</text:p>
          </table:table-cell>
          <table:table-cell table:style-name="Table1.A1" office:value-type="string">
            <text:p text:style-name="P23">Zmiana roli kierowcy.</text:p>
          </table:table-cell>
          <table:table-cell table:style-name="Table1.D1" office:value-type="string">
            <text:p text:style-name="P26">Marcin Moskwa</text:p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D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D1" office:value-type="string">
            <text:p text:style-name="P14"/>
          </table:table-cell>
        </table:table-row>
      </table:table>
      <text:p text:style-name="Standard"/>
      <text:p text:style-name="Standard"/>
      <text:p text:style-name="P8"/>
      <text:p text:style-name="Main_20_Title">Spis treści</text:p>
      <text:p text:style-name="Main_20_Title"/>
      <text:p text:style-name="Standard"/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9"><text:a xlink:type="simple" xlink:href="#__RefHeading___Toc191392170" text:style-name="Index_20_Link" text:visited-style-name="Index_20_Link">1. <text:s/>Cel działalności firmy<text:tab/></text:a><text:a xlink:type="simple" xlink:href="#__RefHeading___Toc191392170" text:style-name="Index_20_Link" text:visited-style-name="Index_20_Link"><text:span text:style-name="Index_20_Link">5</text:span></text:a></text:p>
          <text:p text:style-name="P9"><text:a xlink:type="simple" xlink:href="#__RefHeading___Toc191392171" text:style-name="Index_20_Link" text:visited-style-name="Index_20_Link">2. <text:s/>Opis firmy<text:tab/></text:a><text:a xlink:type="simple" xlink:href="#__RefHeading___Toc191392171" text:style-name="Index_20_Link" text:visited-style-name="Index_20_Link"><text:span text:style-name="Index_20_Link">5</text:span></text:a></text:p>
          <text:p text:style-name="P9"><text:a xlink:type="simple" xlink:href="#__RefHeading___Toc191392172" text:style-name="Index_20_Link" text:visited-style-name="Index_20_Link">3. <text:s/>Aktorzy<text:tab/></text:a><text:a xlink:type="simple" xlink:href="#__RefHeading___Toc191392172" text:style-name="Index_20_Link" text:visited-style-name="Index_20_Link"><text:span text:style-name="Index_20_Link">5</text:span></text:a></text:p>
          <text:p text:style-name="P10"><text:a xlink:type="simple" xlink:href="#__RefHeading___Toc191392173" text:style-name="Index_20_Link" text:visited-style-name="Index_20_Link">Administrator<text:tab/></text:a><text:a xlink:type="simple" xlink:href="#__RefHeading___Toc191392173" text:style-name="Index_20_Link" text:visited-style-name="Index_20_Link"><text:span text:style-name="Index_20_Link">5</text:span></text:a></text:p>
          <text:p text:style-name="P10"><text:a xlink:type="simple" xlink:href="#__RefHeading___Toc1441_2346373975" text:style-name="Index_20_Link" text:visited-style-name="Index_20_Link">Kierowca<text:tab/></text:a><text:a xlink:type="simple" xlink:href="#__RefHeading___Toc1441_2346373975" text:style-name="Index_20_Link" text:visited-style-name="Index_20_Link"><text:span text:style-name="Index_20_Link">5</text:span></text:a></text:p>
          <text:p text:style-name="P10"><text:a xlink:type="simple" xlink:href="#__RefHeading___Toc1563_2346373975" text:style-name="Index_20_Link" text:visited-style-name="Index_20_Link">Mechanik<text:tab/></text:a><text:a xlink:type="simple" xlink:href="#__RefHeading___Toc1563_2346373975" text:style-name="Index_20_Link" text:visited-style-name="Index_20_Link"><text:span text:style-name="Index_20_Link">5</text:span></text:a></text:p>
          <text:p text:style-name="P10"><text:a xlink:type="simple" xlink:href="#__RefHeading___Toc1565_2346373975" text:style-name="Index_20_Link" text:visited-style-name="Index_20_Link">Klient<text:tab/></text:a><text:a xlink:type="simple" xlink:href="#__RefHeading___Toc1565_2346373975" text:style-name="Index_20_Link" text:visited-style-name="Index_20_Link"><text:span text:style-name="Index_20_Link">5</text:span></text:a></text:p>
          <text:p text:style-name="P9"><text:a xlink:type="simple" xlink:href="#__RefHeading___Toc191392174" text:style-name="Index_20_Link" text:visited-style-name="Index_20_Link">4. <text:s/>Procesy<text:tab/></text:a><text:a xlink:type="simple" xlink:href="#__RefHeading___Toc191392174" text:style-name="Index_20_Link" text:visited-style-name="Index_20_Link"><text:span text:style-name="Index_20_Link">5</text:span></text:a></text:p>
          <text:p text:style-name="P10"><text:a xlink:type="simple" xlink:href="#__RefHeading___Toc1567_2346373975" text:style-name="Index_20_Link" text:visited-style-name="Index_20_Link">Zakup biletu<text:tab/></text:a><text:a xlink:type="simple" xlink:href="#__RefHeading___Toc1567_2346373975" text:style-name="Index_20_Link" text:visited-style-name="Index_20_Link"><text:span text:style-name="Index_20_Link">5</text:span></text:a></text:p>
          <text:p text:style-name="P10"><text:a xlink:type="simple" xlink:href="#__RefHeading___Toc1569_2346373975" text:style-name="Index_20_Link" text:visited-style-name="Index_20_Link">Zgłoszenie usterki<text:tab/></text:a><text:a xlink:type="simple" xlink:href="#__RefHeading___Toc1569_2346373975" text:style-name="Index_20_Link" text:visited-style-name="Index_20_Link"><text:span text:style-name="Index_20_Link">5</text:span></text:a></text:p>
          <text:p text:style-name="P10"><text:a xlink:type="simple" xlink:href="#__RefHeading___Toc1571_2346373975" text:style-name="Index_20_Link" text:visited-style-name="Index_20_Link">Wyznaczenie trasy<text:tab/></text:a><text:a xlink:type="simple" xlink:href="#__RefHeading___Toc1571_2346373975" text:style-name="Index_20_Link" text:visited-style-name="Index_20_Link"><text:span text:style-name="Index_20_Link">5</text:span></text:a></text:p>
          <text:p text:style-name="P10"><text:a xlink:type="simple" xlink:href="#__RefHeading___Toc1573_2346373975" text:style-name="Index_20_Link" text:visited-style-name="Index_20_Link">Dodanie przystanku<text:tab/></text:a><text:a xlink:type="simple" xlink:href="#__RefHeading___Toc1573_2346373975" text:style-name="Index_20_Link" text:visited-style-name="Index_20_Link"><text:span text:style-name="Index_20_Link">6</text:span></text:a></text:p>
          <text:p text:style-name="P10"><text:a xlink:type="simple" xlink:href="#__RefHeading___Toc1575_2346373975" text:style-name="Index_20_Link" text:visited-style-name="Index_20_Link">Zmiana statusu naprawy<text:tab/></text:a><text:a xlink:type="simple" xlink:href="#__RefHeading___Toc1575_2346373975" text:style-name="Index_20_Link" text:visited-style-name="Index_20_Link"><text:span text:style-name="Index_20_Link">6</text:span></text:a></text:p>
          <text:p text:style-name="P10"><text:a xlink:type="simple" xlink:href="#__RefHeading___Toc1577_2346373975" text:style-name="Index_20_Link" text:visited-style-name="Index_20_Link">Sprawdzenie statusu naprawy<text:tab/></text:a><text:a xlink:type="simple" xlink:href="#__RefHeading___Toc1577_2346373975" text:style-name="Index_20_Link" text:visited-style-name="Index_20_Link"><text:span text:style-name="Index_20_Link">6</text:span></text:a></text:p>
          <text:p text:style-name="P10"><text:a xlink:type="simple" xlink:href="#__RefHeading___Toc1579_2346373975" text:style-name="Index_20_Link" text:visited-style-name="Index_20_Link">Sprawdzenie rozkładu jazdy<text:tab/></text:a><text:a xlink:type="simple" xlink:href="#__RefHeading___Toc1579_2346373975" text:style-name="Index_20_Link" text:visited-style-name="Index_20_Link"><text:span text:style-name="Index_20_Link">6</text:span></text:a></text:p>
          <text:p text:style-name="P10"><text:a xlink:type="simple" xlink:href="#__RefHeading___Toc1581_2346373975" text:style-name="Index_20_Link" text:visited-style-name="Index_20_Link">Dodanie pracownika<text:tab/></text:a><text:a xlink:type="simple" xlink:href="#__RefHeading___Toc1581_2346373975" text:style-name="Index_20_Link" text:visited-style-name="Index_20_Link"><text:span text:style-name="Index_20_Link">6</text:span></text:a></text:p>
          <text:p text:style-name="P10"><text:a xlink:type="simple" xlink:href="#__RefHeading___Toc1700_2346373975" text:style-name="Index_20_Link" text:visited-style-name="Index_20_Link">Edycja pracownika<text:tab/></text:a><text:a xlink:type="simple" xlink:href="#__RefHeading___Toc1700_2346373975" text:style-name="Index_20_Link" text:visited-style-name="Index_20_Link"><text:span text:style-name="Index_20_Link">6</text:span></text:a></text:p>
          <text:p text:style-name="P10"><text:a xlink:type="simple" xlink:href="#__RefHeading___Toc1583_2346373975" text:style-name="Index_20_Link" text:visited-style-name="Index_20_Link">Rejestracja użytkownika<text:tab/></text:a><text:a xlink:type="simple" xlink:href="#__RefHeading___Toc1583_2346373975" text:style-name="Index_20_Link" text:visited-style-name="Index_20_Link"><text:span text:style-name="Index_20_Link">6</text:span></text:a></text:p>
          <text:p text:style-name="P10"><text:a xlink:type="simple" xlink:href="#__RefHeading___Toc1702_2346373975" text:style-name="Index_20_Link" text:visited-style-name="Index_20_Link">Zablokowanie użytkownika<text:tab/></text:a><text:a xlink:type="simple" xlink:href="#__RefHeading___Toc1702_2346373975" text:style-name="Index_20_Link" text:visited-style-name="Index_20_Link"><text:span text:style-name="Index_20_Link">6</text:span></text:a></text:p>
          <text:p text:style-name="P10"><text:soft-page-break/><text:a xlink:type="simple" xlink:href="#__RefHeading___Toc1585_2346373975" text:style-name="Index_20_Link" text:visited-style-name="Index_20_Link">Reklamacje<text:tab/></text:a><text:a xlink:type="simple" xlink:href="#__RefHeading___Toc1585_2346373975" text:style-name="Index_20_Link" text:visited-style-name="Index_20_Link"><text:span text:style-name="Index_20_Link">6</text:span></text:a></text:p>
          <text:p text:style-name="P10"><text:a xlink:type="simple" xlink:href="#__RefHeading___Toc1587_2346373975" text:style-name="Index_20_Link" text:visited-style-name="Index_20_Link">Dodanie pojazdu<text:tab/></text:a><text:a xlink:type="simple" xlink:href="#__RefHeading___Toc1587_2346373975" text:style-name="Index_20_Link" text:visited-style-name="Index_20_Link"><text:span text:style-name="Index_20_Link">6</text:span></text:a></text:p>
          <text:p text:style-name="P10"><text:a xlink:type="simple" xlink:href="#__RefHeading___Toc1698_2346373975" text:style-name="Index_20_Link" text:visited-style-name="Index_20_Link">Przypisanie pojazdu do trasy<text:tab/></text:a><text:a xlink:type="simple" xlink:href="#__RefHeading___Toc1698_2346373975" text:style-name="Index_20_Link" text:visited-style-name="Index_20_Link"><text:span text:style-name="Index_20_Link">6</text:span></text:a></text:p>
          <text:p text:style-name="P10"><text:a xlink:type="simple" xlink:href="#__RefHeading___Toc1704_2346373975" text:style-name="Index_20_Link" text:visited-style-name="Index_20_Link">Wysłanie informacji mailowo<text:tab/></text:a><text:a xlink:type="simple" xlink:href="#__RefHeading___Toc1704_2346373975" text:style-name="Index_20_Link" text:visited-style-name="Index_20_Link"><text:span text:style-name="Index_20_Link">6</text:span></text:a></text:p>
          <text:p text:style-name="P10"><text:a xlink:type="simple" xlink:href="#__RefHeading___Toc1706_2346373975" text:style-name="Index_20_Link" text:visited-style-name="Index_20_Link">Rozpatrzenie reklamacji<text:tab/></text:a><text:a xlink:type="simple" xlink:href="#__RefHeading___Toc1706_2346373975" text:style-name="Index_20_Link" text:visited-style-name="Index_20_Link"><text:span text:style-name="Index_20_Link">6</text:span></text:a></text:p>
          <text:p text:style-name="P9"><text:a xlink:type="simple" xlink:href="#__RefHeading___Toc191392176" text:style-name="Index_20_Link" text:visited-style-name="Index_20_Link">5. <text:s/>Ograniczenia<text:tab/></text:a><text:a xlink:type="simple" xlink:href="#__RefHeading___Toc191392176" text:style-name="Index_20_Link" text:visited-style-name="Index_20_Link"><text:span text:style-name="Index_20_Link">6</text:span></text:a></text:p>
        </text:index-body>
      </text:table-of-content>
      <text:p text:style-name="P3"/>
      <text:p text:style-name="Standard"/>
      <text:p text:style-name="P7"/>
      <text:h text:style-name="Heading_20_1" text:outline-level="1"><text:bookmark-start text:name="__RefHeading___Toc191392170"/>Cel działalności firmy<text:bookmark-end text:name="__RefHeading___Toc191392170"/></text:h>
      <text:p text:style-name="P6">Firma zajmuje się przewozem osób za pomocą floty pojazdów.</text:p>
      <text:p text:style-name="Standard"/>
      <text:h text:style-name="Heading_20_1" text:outline-level="1"><text:bookmark-start text:name="__RefHeading___Toc191392171"/>Opis firmy<text:bookmark-end text:name="__RefHeading___Toc191392171"/></text:h>
      <text:p text:style-name="P6">Firma średniej wielkości, posiadająca własną flotę pojazdów, zatrudniająca własnych mechaników oraz kierowców. Posiada niewielką grupę stałych klientów, lecz nie ma o nich żadnych danych. Chciałaby zdobyć nowych klientów, zachęcając obecnych, do zapraszania swoich znajomych w zamian za zniżki na przejazdy. Z racji planowanej ekspansji potrzebuje systemu, który usprawni zarządzanie.</text:p>
      <text:p text:style-name="Standard"/>
      <text:h text:style-name="Heading_20_1" text:outline-level="1"><text:bookmark-start text:name="__RefHeading___Toc191392172"/>Aktorzy<text:bookmark-end text:name="__RefHeading___Toc191392172"/></text:h>
      <text:p text:style-name="Standard"/>
      <text:h text:style-name="P18" text:outline-level="2" text:is-list-header="true"><text:bookmark-start text:name="__RefHeading___Toc191392173"/>Administrator <text:bookmark-end text:name="__RefHeading___Toc191392173"/></text:h>
      <text:p text:style-name="P4"><text:tab/><text:span text:style-name="T8">O</text:span>soba tworząca konta kierowców i mechaników, zarządzająca użytkownikami, rozpatrująca reklamacje oraz odpowiedzialna za komunikację z klientem. Może również definiować pojazdy, przystanki i trasy.</text:p>
      <text:h text:style-name="P18" text:outline-level="2" text:is-list-header="true"><text:bookmark-start text:name="__RefHeading___Toc1441_2346373975"/>Kierowca <text:bookmark-end text:name="__RefHeading___Toc1441_2346373975"/></text:h>
      <text:p text:style-name="Standard"><text:span text:style-name="T2"><text:tab/></text:span><text:span text:style-name="T3">R</text:span><text:span text:style-name="T2">ealizuje przejazdy.</text:span></text:p>
      <text:h text:style-name="P18" text:outline-level="2" text:is-list-header="true"><text:bookmark-start text:name="__RefHeading___Toc1563_2346373975"/>Mechanik <text:bookmark-end text:name="__RefHeading___Toc1563_2346373975"/></text:h>
      <text:p text:style-name="Standard"><text:span text:style-name="T2"><text:tab/></text:span><text:span text:style-name="T3">N</text:span><text:span text:style-name="T2">aprawia pojazdy, zmienia statusy prac naprawczych.</text:span></text:p>
      <text:h text:style-name="P19" text:outline-level="2" text:is-list-header="true"><text:bookmark-start text:name="__RefHeading___Toc1565_2346373975"/>Klient<text:bookmark-end text:name="__RefHeading___Toc1565_2346373975"/></text:h>
      <text:p text:style-name="Standard"><text:span text:style-name="T5"><text:tab/></text:span><text:span text:style-name="T7">K</text:span><text:span text:style-name="T6">lient firmy przewozowej, kupuje bilety, sprawdza rozkład jazdy. Może również zapraszać znajomych i składać reklamacje.</text:span></text:p>
      <text:p text:style-name="Standard"/>
      <text:h text:style-name="Heading_20_1" text:outline-level="1"><text:bookmark-start text:name="__RefHeading___Toc191392174"/>Procesy<text:bookmark-end text:name="__RefHeading___Toc191392174"/></text:h>
      <text:h text:style-name="Heading_20_2" text:outline-level="2" text:is-list-header="true"><text:bookmark-start text:name="__RefHeading___Toc1567_2346373975"/><text:span text:style-name="T4">Z</text:span>akup biletu<text:bookmark-end text:name="__RefHeading___Toc1567_2346373975"/></text:h>
      <text:p text:style-name="Standard"><text:tab/><text:span text:style-name="T8">System umożliwi użytkownikowi zakup biletu</text:span></text:p>
      <text:h text:style-name="Heading_20_2" text:outline-level="2" text:is-list-header="true"><text:bookmark-start text:name="__RefHeading___Toc1569_2346373975"/><text:span text:style-name="T4">Z</text:span>głoszenie usterki<text:bookmark-end text:name="__RefHeading___Toc1569_2346373975"/></text:h>
      <text:p text:style-name="Standard"><text:tab/><text:span text:style-name="T8">Kierowca będzie mógł zgłosić usterkę, którą przyjmie mechanik</text:span></text:p>
      <text:h text:style-name="Heading_20_2" text:outline-level="2" text:is-list-header="true"><text:bookmark-start text:name="__RefHeading___Toc1571_2346373975"/><text:span text:style-name="T4">W</text:span>yznaczenie trasy<text:bookmark-end text:name="__RefHeading___Toc1571_2346373975"/></text:h>
      <text:p text:style-name="Standard"><text:tab/><text:span text:style-name="T8">Administrator wyznaczy trasę, składającą się z przystanków, dla wybranego pojazdu</text:span></text:p>
      <text:h text:style-name="Heading_20_2" text:outline-level="2" text:is-list-header="true"><text:bookmark-start text:name="__RefHeading___Toc1573_2346373975"/><text:soft-page-break/><text:span text:style-name="T4">D</text:span>odanie przystanku<text:bookmark-end text:name="__RefHeading___Toc1573_2346373975"/></text:h>
      <text:p text:style-name="Standard"><text:tab/><text:span text:style-name="T8">Administrator doda przystanek, podając jego nazwę.</text:span></text:p>
      <text:h text:style-name="Heading_20_2" text:outline-level="2" text:is-list-header="true"><text:bookmark-start text:name="__RefHeading___Toc1575_2346373975"/><text:span text:style-name="T4">Z</text:span>miana statusu naprawy<text:bookmark-end text:name="__RefHeading___Toc1575_2346373975"/></text:h>
      <text:p text:style-name="Standard"><text:tab/><text:span text:style-name="T8">Mechanik zmieni status naprawy po dokonanych pracach.</text:span></text:p>
      <text:h text:style-name="Heading_20_2" text:outline-level="2" text:is-list-header="true"><text:bookmark-start text:name="__RefHeading___Toc1577_2346373975"/><text:span text:style-name="T4">S</text:span>prawdzenie statusu naprawy<text:bookmark-end text:name="__RefHeading___Toc1577_2346373975"/></text:h>
      <text:p text:style-name="Standard"><text:tab/><text:span text:style-name="T8">Kierowca sprawdzi stan naprawy pojazdu.</text:span></text:p>
      <text:h text:style-name="Heading_20_2" text:outline-level="2" text:is-list-header="true"><text:bookmark-start text:name="__RefHeading___Toc1579_2346373975"/><text:span text:style-name="T4">S</text:span>prawdzenie rozkładu jazdy<text:bookmark-end text:name="__RefHeading___Toc1579_2346373975"/></text:h>
      <text:p text:style-name="Standard"><text:tab/><text:span text:style-name="T8">Każdy użytkownik systemu może sprawdzić rozkład jazdy.</text:span></text:p>
      <text:h text:style-name="Heading_20_2" text:outline-level="2" text:is-list-header="true"><text:bookmark-start text:name="__RefHeading___Toc1581_2346373975"/><text:span text:style-name="T4">D</text:span>odanie pracownika<text:bookmark-end text:name="__RefHeading___Toc1581_2346373975"/></text:h>
      <text:p text:style-name="Standard"><text:tab/><text:span text:style-name="T8">Administrator może dodać nowego pracownika i nadać mu rolę kierowca/mechanik.</text:span></text:p>
      <text:h text:style-name="P20" text:outline-level="2" text:is-list-header="true"><text:bookmark-start text:name="__RefHeading___Toc1700_2346373975"/>Edycja pracownika<text:bookmark-end text:name="__RefHeading___Toc1700_2346373975"/></text:h>
      <text:p text:style-name="Standard"><text:tab/><text:span text:style-name="T8">Administrator może edytować dane oraz rolę pracownika.</text:span></text:p>
      <text:h text:style-name="Heading_20_2" text:outline-level="2" text:is-list-header="true"><text:bookmark-start text:name="__RefHeading___Toc1583_2346373975"/><text:span text:style-name="T4">R</text:span>ejestracja użytkownika<text:bookmark-end text:name="__RefHeading___Toc1583_2346373975"/></text:h>
      <text:p text:style-name="Standard"><text:tab/><text:span text:style-name="T8">Klient może zarejestrować się w systemie podając adres email oraz hasło.</text:span></text:p>
      <text:h text:style-name="P20" text:outline-level="2" text:is-list-header="true"><text:bookmark-start text:name="__RefHeading___Toc1702_2346373975"/>Zablokowanie użytkownika<text:bookmark-end text:name="__RefHeading___Toc1702_2346373975"/></text:h>
      <text:p text:style-name="Standard"><text:tab/><text:span text:style-name="T8">Administrator ma możliwość zablokowania możliwości korzystania z systemu dowolnemu użytkownikowi.</text:span></text:p>
      <text:h text:style-name="Heading_20_2" text:outline-level="2" text:is-list-header="true"><text:bookmark-start text:name="__RefHeading___Toc1585_2346373975"/>Reklamacje<text:bookmark-end text:name="__RefHeading___Toc1585_2346373975"/></text:h>
      <text:p text:style-name="Standard"><text:tab/><text:span text:style-name="T8">Klient może złożyć reklamację.</text:span></text:p>
      <text:h text:style-name="Heading_20_2" text:outline-level="2" text:is-list-header="true"><text:bookmark-start text:name="__RefHeading___Toc1587_2346373975"/>Dodanie pojazdu<text:bookmark-end text:name="__RefHeading___Toc1587_2346373975"/></text:h>
      <text:p text:style-name="Standard"><text:tab/><text:span text:style-name="T8">Administrator może dodać nowy pojazd do floty.</text:span></text:p>
      <text:h text:style-name="Heading_20_2" text:outline-level="2" text:is-list-header="true"><text:bookmark-start text:name="__RefHeading___Toc1698_2346373975"/>Przypisanie pojazdu do trasy<text:bookmark-end text:name="__RefHeading___Toc1698_2346373975"/></text:h>
      <text:p text:style-name="Standard"><text:tab/><text:span text:style-name="T8">Administrator może przypisać dowolną liczbę pojazdów do trasy.</text:span></text:p>
      <text:h text:style-name="P20" text:outline-level="2" text:is-list-header="true"><text:bookmark-start text:name="__RefHeading___Toc1704_2346373975"/>Wysłanie informacji mailowo<text:bookmark-end text:name="__RefHeading___Toc1704_2346373975"/></text:h>
      <text:p text:style-name="P5"><text:tab/>Administrator może wysłać dowolną wiadomość email do wybranych użytkowników.</text:p>
      <text:h text:style-name="P20" text:outline-level="2" text:is-list-header="true"><text:bookmark-start text:name="__RefHeading___Toc1706_2346373975"/>Rozpatrzenie reklamacji<text:bookmark-end text:name="__RefHeading___Toc1706_2346373975"/></text:h>
      <text:p text:style-name="P5"><text:tab/>Administrator może rozpatrzeć reklamację, na przykład przyznając rabat na następny <text:span text:style-name="T9">przejazd.</text:span></text:p>
      <text:h text:style-name="Heading_20_2" text:outline-level="2" text:is-list-header="true"/>
      <text:p text:style-name="Standard"/>
      <text:p text:style-name="Standard"/>
      <text:h text:style-name="Heading_20_1" text:outline-level="1"><text:bookmark-start text:name="__RefHeading___Toc191392176"/><text:soft-page-break/>Ograniczenia<text:bookmark-end text:name="__RefHeading___Toc191392176"/></text:h>
      <text:p text:style-name="Standard"><text:bookmark-start text:name="__RefHeading___Toc191392177"/>Termin zakończenia projektu - <text:span text:style-name="T4">30.06.2019</text:span> <text:bookmark-end text:name="__RefHeading___Toc191392177"/></text:p>
      <text:p text:style-name="Standard"><text:bookmark-start text:name="__RefHeading___Toc1443_2346373975"/>Budżet projektu to: 10zł<text:bookmark-end text:name="__RefHeading___Toc1443_2346373975"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text-align="justify" style:justify-single-word="false"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loext:contextual-spacing="false" fo:text-indent="-1.27cm" style:auto-text-indent="false" fo:keep-with-next="always"/>
      <style:text-properties style:font-name="Arial" fo:font-family="Arial" style:font-family-generic="swiss" style:font-pitch="variable" fo:font-size="16pt" fo:font-weight="bold" style:font-size-asian="16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loext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loext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loext:contextual-spacing="false" fo:text-indent="0cm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fo:font-size="18pt" fo:language="en" fo:country="AU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Wcięcie_20_normalne" style:display-name="Wcięcie normalne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top="0.423cm" fo:margin-bottom="0.212cm" loext:contextual-spacing="false"/>
      <style:text-properties fo:font-weight="bold" style:font-weight-asian="bold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margin-top="0.212cm" fo:margin-bottom="0cm" loext:contextual-spacing="false" fo:text-indent="0cm" style:auto-text-indent="false"/>
      <style:text-properties fo:font-style="italic" style:font-style-asian="italic" style:font-size-complex="12pt" style:font-style-complex="italic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/>
      <style:text-properties style:font-size-complex="12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Main_20_Title" style:display-name="Main Title" style:family="paragraph" style:parent-style-name="Standard">
      <style:paragraph-properties fo:margin-top="0.847cm" fo:margin-bottom="0.106cm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Bullet1" style:family="paragraph" style:parent-style-name="Standard">
      <style:paragraph-properties fo:margin-left="1.27cm" fo:margin-right="0cm" fo:text-indent="-0.762cm" style:auto-text-indent="false"/>
    </style:style>
    <style:style style:name="Tabletext" style:family="paragraph" style:parent-style-name="Standard">
      <style:paragraph-properties fo:margin-top="0cm" fo:margin-bottom="0.212cm" loext:contextual-spacing="false" fo:keep-together="always"/>
    </style:style>
    <style:style style:name="Bullet2" style:family="paragraph" style:parent-style-name="Standard">
      <style:paragraph-properties fo:margin-left="2.54cm" fo:margin-right="0cm" fo:text-indent="-0.635cm" style:auto-text-indent="false"/>
      <style:text-properties fo:color="#000080"/>
    </style:style>
    <style:style style:name="Plan_20_dokumentu" style:display-name="Plan dokumentu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ootnote" style:family="paragraph" style:parent-style-name="Standard" style:class="extra">
      <style:paragraph-properties fo:margin-left="0.635cm" fo:margin-right="0cm" fo:margin-top="0.071cm" fo:margin-bottom="0.071cm" loext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Paragraph1" style:family="paragraph" style:parent-style-name="Standard">
      <style:paragraph-properties fo:margin-top="0.141cm" fo:margin-bottom="0cm" loext:contextual-spacing="false" fo:line-height="100%"/>
    </style:style>
    <style:style style:name="Paragraph3" style:family="paragraph" style:parent-style-name="Standard">
      <style:paragraph-properties fo:margin-left="2.699cm" fo:margin-right="0cm" fo:margin-top="0.141cm" fo:margin-bottom="0cm" loext:contextual-spacing="false" fo:line-height="100%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loext:contextual-spacing="false" fo:line-height="100%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  <style:text-properties style:font-size-complex="12pt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  <style:text-properties style:font-size-complex="12pt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  <style:text-properties style:font-size-complex="12pt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style:font-size-complex="12pt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  <style:text-properties style:font-size-complex="12pt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  <style:text-properties style:font-size-complex="12pt"/>
    </style:style>
    <style:style style:name="Tekst_20_podstawowy_20_2" style:display-name="Tekst podstawowy 2" style:family="paragraph" style:parent-style-name="Standard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loext:contextual-spacing="false" fo:line-height="100%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1.27cm" fo:margin-right="0.635cm" fo:margin-top="0.212cm" fo:margin-bottom="0cm" loext:contextual-spacing="false" fo:line-height="100%" fo:orphans="2" fo:widows="2" fo:text-indent="0cm" style:auto-text-indent="false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loext:contextual-spacing="false" fo:text-indent="0cm" style:auto-text-indent="false"/>
      <style:text-properties fo:color="#0000ff" fo:font-style="italic" style:font-style-asian="italic"/>
    </style:style>
    <style:style style:name="lt1" style:family="paragraph" style:parent-style-name="Standard">
      <style:paragraph-properties fo:margin-top="0.494cm" fo:margin-bottom="0.494cm" loext:contextual-spacing="false" fo:line-height="100%" fo:orphans="2" fo:widows="2"/>
      <style:text-properties fo:color="#000000" style:font-size-complex="12pt"/>
    </style:style>
    <style:style style:name="Text_20_body_20_indent" style:display-name="Text body indent" style:family="paragraph" style:parent-style-name="Standard" style:class="text">
      <style:paragraph-properties fo:margin-left="0cm" fo:margin-right="0cm" fo:text-indent="1.27cm" style:auto-text-indent="false"/>
    </style:style>
    <style:style style:name="Tekst_20_dymka" style:display-name="Tekst dymka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Akapit_20_z_20_listą" style:display-name="Akapit z listą" style:family="paragraph" style:parent-style-name="Standard">
      <style:paragraph-properties fo:margin-left="1.27cm" fo:margin-right="0cm" fo:margin-top="0cm" fo:margin-bottom="0cm" loext:contextual-spacing="true" fo:line-height="100%" fo:text-align="start" style:justify-single-word="false" fo:orphans="2" fo:widows="2" fo:text-indent="0cm" style:auto-text-indent="false"/>
      <style:text-properties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omyślna_20_czcionka_20_akapitu" style:display-name="Domyślna czcionka akapitu" style:family="text"/>
    <style:style style:name="Page_20_Number" style:display-name="Page Number" style:family="text" style:parent-style-name="Domyślna_20_czcionka_20_akapitu"/>
    <style:style style:name="Footnote_20_Symbol" style:display-name="Footnote Symbol" style:family="text" style:parent-style-name="Domyślna_20_czcionka_20_akapitu">
      <style:text-properties style:text-position="super 58%" fo:font-size="10pt" style:font-size-asian="10pt"/>
    </style:style>
    <style:style style:name="Internet_20_link" style:display-name="Internet link" style:family="text" style:parent-style-name="Domyślna_20_czcionka_20_akapitu">
      <style:text-properties fo:color="#0000ff" style:text-underline-style="solid" style:text-underline-width="auto" style:text-underline-color="font-color"/>
    </style:style>
    <style:style style:name="Tekst_20_dymka_20_Znak" style:display-name="Tekst dymka Znak" style:family="text" style:parent-style-name="Domyślna_20_czcionka_20_akapitu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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Symbol"/>
      </text:list-level-style-bullet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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Symbol"/>
      </text:list-level-style-bullet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style:font-name="Courier New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style:font-name="Courier New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style:font-name="Courier New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 fo:text-indent="-0.714cm" fo:margin-left="1.984cm"/>
        </style:list-level-properties>
      </text:list-level-style-number>
      <text:list-level-style-number text:level="2" text:style-name="WW8Num2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49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Heading"/>
        <text:p text:style-name="Heading"/>
        <text:p text:style-name="Heading"><text:user-defined style:data-style-name="N0" text:name="Firma">Politechnika Warszawska </text:user-defined></text:p>
        <text:p text:style-name="Heading"/>
        <text:p text:style-name="Main_20_Title"/>
      </style:header>
    </style:master-page>
    <style:master-page style:name="Convert_20_1" style:display-name="Convert 1" style:page-layout-name="Mpm1">
      <style:header>
        <text:p text:style-name="Heading"/>
        <text:p text:style-name="Heading"/>
        <text:p text:style-name="Heading"><text:user-defined style:data-style-name="N0" text:name="Faza projektu">Dokument fazy wprowadzenie (ang. Inception)</text:user-defined></text:p>
        <text:p text:style-name="Heading"/>
        <text:p text:style-name="Main_20_Title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zedstawienie problemu</dc:title>
    <dc:subject>Modelowanie obiektowe w UML</dc:subject>
    <meta:keyword/>
    <meta:initial-creator>Włodzimierz Dąbrowski, Andrzej Stasiak</meta:initial-creator>
    <meta:creation-date>2009-02-15T19:43:00</meta:creation-date>
    <dc:date>2019-03-06T09:09:05.335000000</dc:date>
    <meta:editing-cycles>6</meta:editing-cycles>
    <meta:editing-duration>PT32M21S</meta:editing-duration>
    <meta:generator>LibreOffice/5.3.2.2$Windows_x86 LibreOffice_project/6cd4f1ef626f15116896b1d8e1398b56da0d0ee1</meta:generator>
    <meta:document-statistic meta:table-count="1" meta:image-count="0" meta:object-count="0" meta:page-count="7" meta:paragraph-count="94" meta:word-count="410" meta:character-count="3097" meta:non-whitespace-character-count="2750"/>
    <meta:user-defined meta:name="Faza projektu">Dokument fazy wprowadzenie (ang. Inception)</meta:user-defined>
    <meta:user-defined meta:name="Firma">Politechnika Warszawska </meta:user-defined>
    <meta:user-defined meta:name="Firma - skrót">PW</meta:user-defined>
    <meta:user-defined meta:name="Projekt">DYPLOM</meta:user-defined>
    <meta:user-defined meta:name="Termin" meta:value-type="string">30.04.2009</meta:user-defined>
    <meta:user-defined meta:name="Uwaga" meta:value-type="string">Pierwsza wersja dokument</meta:user-defined>
    <meta:user-defined meta:name="Wersja" meta:value-type="string">1.0</meta:user-defined>
  </office:meta>
</office:document-meta>
</file>